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3a6" officeooo:paragraph-rsid="0013d3a6"/>
    </style:style>
    <style:style style:name="T1" style:family="text">
      <style:text-properties officeooo:rsid="00150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рий бот і камінь <text:span text:style-name="T1">бо жужи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3:08:49.603894799</meta:creation-date>
    <dc:date>2022-12-26T13:20:01.109930058</dc:date>
    <meta:editing-duration>PT1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27" meta:non-whitespace-character-count="22"/>
  </office:meta>
</office:document-meta>
</file>